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imes" fo:font-weight="bold" style:font-weight-asian="bold" style:font-weight-complex="bold"/>
    </style:style>
    <style:style style:name="P2" style:family="paragraph" style:parent-style-name="Standard"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4" style:family="paragraph" style:parent-style-name="Standard" style:list-style-name="L2">
      <style:paragraph-properties fo:line-height="115%" fo:text-align="justify" style:justify-single-word="false"/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5" style:family="paragraph" style:parent-style-name="Standard" style:list-style-name="L3">
      <style:text-properties style:font-name="Times" fo:font-size="10pt" fo:font-weight="normal" officeooo:rsid="001695fd" officeooo:paragraph-rsid="001695fd" style:font-size-asian="8.75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style:font-name="Times" fo:font-size="10pt" fo:font-weight="normal" officeooo:rsid="0016a70f" officeooo:paragraph-rsid="0016a70f" style:font-size-asian="8.75pt" style:font-weight-asian="normal" style:font-size-complex="10pt" style:font-weight-complex="normal"/>
    </style:style>
    <style:style style:name="T1" style:family="text">
      <style:text-properties officeooo:rsid="0016a70f"/>
    </style:style>
    <style:style style:name="T2" style:family="text">
      <style:text-properties officeooo:rsid="001695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sta de Ferramentas (Tools)</text:p>
      <text:p text:style-name="P1"/>
      <text:list xml:id="list2611925403" text:style-name="L1">
        <text:list-header>
          <text:p text:style-name="P3"/>
        </text:list-header>
        <text:list-item>
          <text:p text:style-name="P3">Metodologia Ágil: <text:span text:style-name="T1">Scrum</text:span></text:p>
        </text:list-item>
        <text:list-item>
          <text:p text:style-name="P6">Diagrama de Gantt: Project Libre</text:p>
        </text:list-item>
        <text:list-item>
          <text:p text:style-name="P3">Modelo de caso de uso: Astah</text:p>
        </text:list-item>
        <text:list-item>
          <text:p text:style-name="P3">Sites utilizados para controle de versão: GitHub</text:p>
        </text:list-item>
        <text:list-item>
          <text:p text:style-name="P3">Banco de Dados: DB Browser SQLite</text:p>
        </text:list-item>
        <text:list-item>
          <text:p text:style-name="P3">Criação de wireframes: <text:span text:style-name="T1">Adobe XD</text:span></text:p>
        </text:list-item>
        <text:list-item>
          <text:p text:style-name="P6">Criação de <text:span text:style-name="T2">protótipo e mockups: Sublime text e linguagens de programação html e css.</text:span></text:p>
          <text:p text:style-name="P3"/>
        </text:list-item>
      </text:list>
      <text:list xml:id="list2056891725" text:style-name="L2">
        <text:list-header>
          <text:p text:style-name="P4"/>
        </text:list-header>
      </text:list>
      <text:p text:style-name="P2"/>
      <text:p text:style-name="P2"/>
      <text:list xml:id="list2644556864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8:20:10.842162130</meta:creation-date>
    <dc:date>2021-04-28T17:10:52.408103458</dc:date>
    <meta:editing-duration>PT10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7" meta:character-count="321" meta:non-whitespace-character-count="279"/>
  </office:meta>
</office:document-meta>
</file>